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07.42pt" svg:height="213.08pt" svg:x="212.29pt" svg:y="23.33pt">
            <loext:p draw:notify-on-update-of-ranges="Sheet1.A1:Sheet1.A1 Sheet1.A2:Sheet1.A6 Sheet1.B1:Sheet1.B1 Sheet1.B2:Sheet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8767" calcext:value-type="float">
            <text:p>35876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15607" calcext:value-type="float">
            <text:p>41560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42114" calcext:value-type="float">
            <text:p>44211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19427" calcext:value-type="float">
            <text:p>5194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8727" calcext:value-type="float">
            <text:p>6187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7803" calcext:value-type="float">
            <text:p>647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8:45:07.539397574</meta:creation-date>
    <dc:date>2017-12-16T18:47:26.794586512</dc:date>
    <meta:editing-duration>PT58S</meta:editing-duration>
    <meta:editing-cycles>1</meta:editing-cycles>
    <meta:generator>LibreOffice/5.1.6.2$Linux_X86_64 LibreOffice_project/10m0$Build-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74cm" svg:height="7.518cm" xlink:href=".." xlink:type="simple" chart:class="chart:bar" chart:style-name="ch1">
        <chart:legend chart:legend-position="end" svg:x="12.508cm" svg:y="3.46cm" style:legend-expansion="high" chart:style-name="ch2"/>
        <chart:plot-area chart:style-name="ch3" table:cell-range-address="Sheet1.A1:Sheet1.B6" chart:data-source-has-labels="both" svg:x="1.298cm" svg:y="0.15cm" svg:width="10.923cm" svg:height="6.237cm">
          <chartooo:coordinate-region svg:x="2.66cm" svg:y="0.349cm" svg:width="9.561cm" svg:height="5.391cm"/>
          <chart:axis chart:dimension="x" chart:name="primary-x" chart:style-name="ch4" chartooo:axis-type="auto">
            <chartooo:date-scale/>
            <chart:title svg:x="6.384cm" svg:y="6.537cm" chart:style-name="ch5">
              <text:p>year</text:p>
            </chart:title>
            <chart:categories table:cell-range-address="Sheet1.A2:Sheet1.A6"/>
          </chart:axis>
          <chart:axis chart:dimension="y" chart:name="primary-y" chart:style-name="ch6">
            <chart:title svg:x="0.451cm" svg:y="4.661cm" chart:style-name="ch7">
              <text:p>No. of applications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58767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Sheet1.A2:Sheet1.A6</svg:desc>
                </draw:g>
              </table:table-cell>
              <table:table-cell office:value-type="float" office:value="415607">
                <text:p>415607</text:p>
                <draw:g>
                  <svg:desc>Sheet1.B2:Sheet1.B6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42114">
                <text:p>44211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19427">
                <text:p>51942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18727">
                <text:p>618727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647803">
                <text:p>647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